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91.32mm" svg:y="1mm">
            <draw:object draw:notify-on-update-of-ranges="Tabelle1.A1:Tabelle1.A1 Tabelle1.A2:Tabelle1.A12 Tabelle1.B1:Tabelle1.B1 Tabelle1.B2:Tabelle1.B12 Tabelle1.C1:Tabelle1.C1 Tabelle1.C2:Tabelle1.C12 Tabelle1.D1:Tabelle1.D1 Tabelle1.D2:Tabelle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improvement one</text:p>
          </table:table-cell>
          <table:table-cell office:value-type="string" calcext:value-type="string">
            <text:p>improvement two</text:p>
          </table:table-cell>
        </table:table-row>
        <table:table-row table:style-name="ro1">
          <table:table-cell office:value-type="string" calcext:value-type="string">
            <text:p>NDCG@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687" calcext:value-type="float">
            <text:p>0.7687</text:p>
          </table:table-cell>
        </table:table-row>
        <table:table-row table:style-name="ro1">
          <table:table-cell office:value-type="string" calcext:value-type="string">
            <text:p><text:a xlink:href="mailto:NDCG@2" xlink:type="simple">NDCG@2</text:a>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7766" calcext:value-type="float">
            <text:p>0.7766</text:p>
          </table:table-cell>
        </table:table-row>
        <table:table-row table:style-name="ro1">
          <table:table-cell office:value-type="string" calcext:value-type="string">
            <text:p><text:span text:style-name="T1"><text:a xlink:href="mailto:NDCG@3" xlink:type="simple">NDCG@3</text:a></text:span>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7664" calcext:value-type="float">
            <text:p>0.7664</text:p>
          </table:table-cell>
        </table:table-row>
        <table:table-row table:style-name="ro1">
          <table:table-cell office:value-type="string" calcext:value-type="string">
            <text:p><text:span text:style-name="T1"><text:a xlink:href="mailto:NDCG@4" xlink:type="simple">NDCG@4</text:a></text:span></text:p>
          </table:table-cell>
          <table:table-cell table:number-columns-repeated="2" office:value-type="float" office:value="0.6835" calcext:value-type="float">
            <text:p>0.6835</text:p>
          </table:table-cell>
          <table:table-cell office:value-type="float" office:value="0.7678" calcext:value-type="float">
            <text:p>0.7678</text:p>
          </table:table-cell>
        </table:table-row>
        <table:table-row table:style-name="ro1">
          <table:table-cell office:value-type="string" calcext:value-type="string">
            <text:p><text:a xlink:href="mailto:NDCG@5" xlink:type="simple">NDCG@5</text:a>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<text:span text:style-name="T1"><text:a xlink:href="mailto:NDCG@6" xlink:type="simple">NDCG@6</text:a></text:span>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885" calcext:value-type="float">
            <text:p>0.7885</text:p>
          </table:table-cell>
        </table:table-row>
        <table:table-row table:style-name="ro1">
          <table:table-cell office:value-type="string" calcext:value-type="string">
            <text:p><text:a xlink:href="mailto:NDCG@7" xlink:type="simple">NDCG@7</text:a>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33" calcext:value-type="float">
            <text:p>0.8033</text:p>
          </table:table-cell>
        </table:table-row>
        <table:table-row table:style-name="ro1">
          <table:table-cell office:value-type="string" calcext:value-type="string">
            <text:p><text:span text:style-name="T1"><text:a xlink:href="mailto:NDCG@8" xlink:type="simple">NDCG@8</text:a></text:span>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string" calcext:value-type="string">
            <text:p><text:span text:style-name="T1"><text:a xlink:href="mailto:NDCG@9" xlink:type="simple">NDCG@9</text:a></text:span>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373" calcext:value-type="float">
            <text:p>0.8373</text:p>
          </table:table-cell>
        </table:table-row>
        <table:table-row table:style-name="ro1">
          <table:table-cell office:value-type="string" calcext:value-type="string">
            <text:p><text:a xlink:href="mailto:NDCG@10" xlink:type="simple">NDCG@10</text:a>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548" calcext:value-type="float">
            <text:p>0.8548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706155251357265" calcext:value-type="float">
            <text:p>0.706155251357265</text:p>
          </table:table-cell>
          <table:table-cell office:value-type="float" office:value="0.718168718876439" calcext:value-type="float">
            <text:p>0.718168718876439</text:p>
          </table:table-cell>
          <table:table-cell office:value-type="float" office:value="0.792670656130933" calcext:value-type="float">
            <text:p>0.792670656130933</text:p>
          </table:table-cell>
        </table:table-row>
      </table:table>
      <table:table table:name="Tabelle2" table:style-name="ta1">
        <table:shapes>
          <draw:frame draw:z-index="0" draw:style-name="gr1" draw:text-style-name="P1" svg:width="159.99mm" svg:height="89.99mm" svg:x="91.32mm" svg:y="1mm">
            <draw:object draw:notify-on-update-of-ranges="Tabelle2.A1:Tabelle2.A1 Tabelle2.A2:Tabelle2.A15 Tabelle2.B1:Tabelle2.B1 Tabelle2.B2:Tabelle2.B15 Tabelle2.C1:Tabelle2.C1 Tabelle2.C2:Tabelle2.C15 Tabelle2.D1:Tabelle2.D1 Tabelle2.D2:Tabelle2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improvement one</text:p>
          </table:table-cell>
          <table:table-cell office:value-type="string" calcext:value-type="string">
            <text:p>improvement two</text:p>
          </table:table-cell>
        </table:table-row>
        <table:table-row table:style-name="ro1">
          <table:table-cell office:value-type="string" calcext:value-type="string">
            <text:p>Flüchtlingspolitik</text:p>
          </table:table-cell>
          <table:table-cell office:value-type="float" office:value="0.846410199882422" calcext:value-type="float">
            <text:p>0.846410199882422</text:p>
          </table:table-cell>
          <table:table-cell office:value-type="float" office:value="0.841969009826153" calcext:value-type="float">
            <text:p>0.841969009826153</text:p>
          </table:table-cell>
          <table:table-cell office:value-type="float" office:value="0.894179894179894" calcext:value-type="float">
            <text:p>0.894179894179894</text:p>
          </table:table-cell>
        </table:table-row>
        <table:table-row table:style-name="ro1">
          <table:table-cell office:value-type="string" calcext:value-type="string">
            <text:p>Naher Osten</text:p>
          </table:table-cell>
          <table:table-cell office:value-type="float" office:value="0.651927083333333" calcext:value-type="float">
            <text:p>0.651927083333333</text:p>
          </table:table-cell>
          <table:table-cell office:value-type="float" office:value="0.631277163643235" calcext:value-type="float">
            <text:p>0.631277163643235</text:p>
          </table:table-cell>
          <table:table-cell office:value-type="float" office:value="0.764179290543378" calcext:value-type="float">
            <text:p>0.764179290543378</text:p>
          </table:table-cell>
        </table:table-row>
        <table:table-row table:style-name="ro1">
          <table:table-cell office:value-type="string" calcext:value-type="string">
            <text:p>Arabischer Frühling</text:p>
          </table:table-cell>
          <table:table-cell office:value-type="float" office:value="0.532848324514991" calcext:value-type="float">
            <text:p>0.532848324514991</text:p>
          </table:table-cell>
          <table:table-cell office:value-type="float" office:value="0.539990630511464" calcext:value-type="float">
            <text:p>0.539990630511464</text:p>
          </table:table-cell>
          <table:table-cell office:value-type="float" office:value="0.718908240250833" calcext:value-type="float">
            <text:p>0.718908240250833</text:p>
          </table:table-cell>
        </table:table-row>
        <table:table-row table:style-name="ro1">
          <table:table-cell office:value-type="string" calcext:value-type="string">
            <text:p>Angela Merkel</text:p>
          </table:table-cell>
          <table:table-cell office:value-type="float" office:value="0.908148148148148" calcext:value-type="float">
            <text:p>0.908148148148148</text:p>
          </table:table-cell>
          <table:table-cell office:value-type="float" office:value="0.804128873771731" calcext:value-type="float">
            <text:p>0.804128873771731</text:p>
          </table:table-cell>
          <table:table-cell office:value-type="float" office:value="0.823485817166373" calcext:value-type="float">
            <text:p>0.823485817166373</text:p>
          </table:table-cell>
        </table:table-row>
        <table:table-row table:style-name="ro1">
          <table:table-cell office:value-type="string" calcext:value-type="string">
            <text:p>Martin Schulz</text:p>
          </table:table-cell>
          <table:table-cell office:value-type="float" office:value="0.579365079365079" calcext:value-type="float">
            <text:p>0.579365079365079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0.432671957671958" calcext:value-type="float">
            <text:p>0.432671957671958</text:p>
          </table:table-cell>
        </table:table-row>
        <table:table-row table:style-name="ro1">
          <table:table-cell office:value-type="string" calcext:value-type="string">
            <text:p>Terrorismus</text:p>
          </table:table-cell>
          <table:table-cell office:value-type="float" office:value="0.602236079617032" calcext:value-type="float">
            <text:p>0.602236079617032</text:p>
          </table:table-cell>
          <table:table-cell office:value-type="float" office:value="0.361037624926514" calcext:value-type="float">
            <text:p>0.361037624926514</text:p>
          </table:table-cell>
          <table:table-cell office:value-type="float" office:value="0.367061917359536" calcext:value-type="float">
            <text:p>0.367061917359536</text:p>
          </table:table-cell>
        </table:table-row>
        <table:table-row table:style-name="ro1">
          <table:table-cell office:value-type="string" calcext:value-type="string">
            <text:p>Brexit</text:p>
          </table:table-cell>
          <table:table-cell office:value-type="float" office:value="0.779100529100529" calcext:value-type="float">
            <text:p>0.779100529100529</text:p>
          </table:table-cell>
          <table:table-cell office:value-type="float" office:value="0.824459666582682" calcext:value-type="float">
            <text:p>0.824459666582682</text:p>
          </table:table-cell>
          <table:table-cell office:value-type="float" office:value="0.873563450071387" calcext:value-type="float">
            <text:p>0.873563450071387</text:p>
          </table:table-cell>
        </table:table-row>
        <table:table-row table:style-name="ro1">
          <table:table-cell office:value-type="string" calcext:value-type="string">
            <text:p>Afrikapolitik</text:p>
          </table:table-cell>
          <table:table-cell office:value-type="float" office:value="0.74287037037037" calcext:value-type="float">
            <text:p>0.74287037037037</text:p>
          </table:table-cell>
          <table:table-cell office:value-type="float" office:value="0.858428209246661" calcext:value-type="float">
            <text:p>0.858428209246661</text:p>
          </table:table-cell>
          <table:table-cell office:value-type="float" office:value="0.941996031746032" calcext:value-type="float">
            <text:p>0.941996031746032</text:p>
          </table:table-cell>
        </table:table-row>
        <table:table-row table:style-name="ro1">
          <table:table-cell office:value-type="string" calcext:value-type="string">
            <text:p>Bundestagswahl</text:p>
          </table:table-cell>
          <table:table-cell office:value-type="float" office:value="0.853835978835979" calcext:value-type="float">
            <text:p>0.853835978835979</text:p>
          </table:table-cell>
          <table:table-cell office:value-type="float" office:value="0.94537037037037" calcext:value-type="float">
            <text:p>0.94537037037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kapolitik</text:p>
          </table:table-cell>
          <table:table-cell office:value-type="float" office:value="0.66167721718317" calcext:value-type="float">
            <text:p>0.66167721718317</text:p>
          </table:table-cell>
          <table:table-cell office:value-type="float" office:value="0.714577821869489" calcext:value-type="float">
            <text:p>0.714577821869489</text:p>
          </table:table-cell>
          <table:table-cell office:value-type="float" office:value="0.796944811875368" calcext:value-type="float">
            <text:p>0.796944811875368</text:p>
          </table:table-cell>
        </table:table-row>
        <table:table-row table:style-name="ro1">
          <table:table-cell office:value-type="string" calcext:value-type="string">
            <text:p>EU-Politik</text:p>
          </table:table-cell>
          <table:table-cell office:value-type="float" office:value="0.50870811287478" calcext:value-type="float">
            <text:p>0.50870811287478</text:p>
          </table:table-cell>
          <table:table-cell office:value-type="float" office:value="0.801095403439153" calcext:value-type="float">
            <text:p>0.801095403439153</text:p>
          </table:table-cell>
          <table:table-cell office:value-type="float" office:value="0.887462522045855" calcext:value-type="float">
            <text:p>0.887462522045855</text:p>
          </table:table-cell>
        </table:table-row>
        <table:table-row table:style-name="ro1">
          <table:table-cell office:value-type="string" calcext:value-type="string">
            <text:p>Klima-Politik</text:p>
          </table:table-cell>
          <table:table-cell office:value-type="float" office:value="0.711754115226337" calcext:value-type="float">
            <text:p>0.711754115226337</text:p>
          </table:table-cell>
          <table:table-cell office:value-type="float" office:value="0.696507227891156" calcext:value-type="float">
            <text:p>0.696507227891156</text:p>
          </table:table-cell>
          <table:table-cell office:value-type="float" office:value="0.710017216763248" calcext:value-type="float">
            <text:p>0.710017216763248</text:p>
          </table:table-cell>
        </table:table-row>
        <table:table-row table:style-name="ro1">
          <table:table-cell office:value-type="string" calcext:value-type="string">
            <text:p>Türkei-Politik</text:p>
          </table:table-cell>
          <table:table-cell office:value-type="float" office:value="0.827785794452461" calcext:value-type="float">
            <text:p>0.827785794452461</text:p>
          </table:table-cell>
          <table:table-cell office:value-type="float" office:value="0.948498126102293" calcext:value-type="float">
            <text:p>0.948498126102293</text:p>
          </table:table-cell>
          <table:table-cell office:value-type="float" office:value="0.896064814814815" calcext:value-type="float">
            <text:p>0.896064814814815</text:p>
          </table:table-cell>
        </table:table-row>
        <table:table-row table:style-name="ro1">
          <table:table-cell office:value-type="string" calcext:value-type="string">
            <text:p>Verteidigung/Rüstung</text:p>
          </table:table-cell>
          <table:table-cell office:value-type="float" office:value="0.730814156938495" calcext:value-type="float">
            <text:p>0.730814156938495</text:p>
          </table:table-cell>
          <table:table-cell office:value-type="float" office:value="0.872987528344671" calcext:value-type="float">
            <text:p>0.872987528344671</text:p>
          </table:table-cell>
          <table:table-cell office:value-type="float" office:value="0.846560846560847" calcext:value-type="float">
            <text:p>0.846560846560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25:49.940426900</meta:creation-date>
    <dc:date>2019-03-07T18:14:03.431592515</dc:date>
    <meta:editing-duration>P3DT6M30S</meta:editing-duration>
    <meta:editing-cycles>1</meta:editing-cycles>
    <meta:document-statistic meta:table-count="2" meta:cell-count="106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703cm" style:legend-expansion="high" chart:style-name="ch2"/>
        <chart:plot-area chart:style-name="ch3" table:cell-range-address="Tabelle1.A1:Tabelle1.D12" chart:data-source-has-labels="both" svg:x="0.32cm" svg:y="0.18cm" svg:width="11.959cm" svg:height="8.64cm">
          <chartooo:coordinate-region svg:x="1.232cm" svg:y="0.18cm" svg:width="11.047cm" svg:height="6.713cm"/>
          <chart:axis chart:dimension="x" chart:name="primary-x" chart:style-name="ch4" chartooo:axis-type="auto">
            <chartooo:date-scale/>
            <chart:categories table:cell-range-address="Tabelle1.A2:Tabe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12" chart:label-cell-address="Tabelle1.B1:Tabelle1.B1" chart:class="chart:bar">
            <chart:data-point chart:repeated="11"/>
          </chart:series>
          <chart:series chart:style-name="ch8" chart:values-cell-range-address="Tabelle1.C2:Tabelle1.C12" chart:label-cell-address="Tabelle1.C1:Tabelle1.C1" chart:class="chart:bar">
            <chart:data-point chart:repeated="11"/>
          </chart:series>
          <chart:series chart:style-name="ch9" chart:values-cell-range-address="Tabelle1.D2:Tabelle1.D12" chart:label-cell-address="Tabelle1.D1:Tabelle1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Tabelle1.B1:Tabelle1.B1</svg:desc>
                </draw:g>
              </table:table-cell>
              <table:table-cell office:value-type="string">
                <text:p>improvement one</text:p>
                <draw:g>
                  <svg:desc>Tabelle1.C1:Tabelle1.C1</svg:desc>
                </draw:g>
              </table:table-cell>
              <table:table-cell office:value-type="string">
                <text:p>improvement two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@1</text:p>
                <draw:g>
                  <svg:desc>Tabelle1.A2:Tabelle1.A12</svg:desc>
                </draw:g>
              </table:table-cell>
              <table:table-cell office:value-type="float" office:value="0.7055">
                <text:p>0.7055</text:p>
                <draw:g>
                  <svg:desc>Tabelle1.B2:Tabelle1.B12</svg:desc>
                </draw:g>
              </table:table-cell>
              <table:table-cell office:value-type="float" office:value="0.6544">
                <text:p>0.6544</text:p>
                <draw:g>
                  <svg:desc>Tabelle1.C2:Tabelle1.C12</svg:desc>
                </draw:g>
              </table:table-cell>
              <table:table-cell office:value-type="float" office:value="0.7687">
                <text:p>0.7687</text:p>
                <draw:g>
                  <svg:desc>Tabelle1.D2:Tabelle1.D12</svg:desc>
                </draw:g>
              </table:table-cell>
            </table:table-row>
            <table:table-row>
              <table:table-cell office:value-type="string">
                <text:p>NDCG@2</text:p>
              </table:table-cell>
              <table:table-cell office:value-type="float" office:value="0.676">
                <text:p>0.676</text:p>
              </table:table-cell>
              <table:table-cell office:value-type="float" office:value="0.6676">
                <text:p>0.6676</text:p>
              </table:table-cell>
              <table:table-cell office:value-type="float" office:value="0.7766">
                <text:p>0.7766</text:p>
              </table:table-cell>
            </table:table-row>
            <table:table-row>
              <table:table-cell office:value-type="string">
                <text:p>NDCG@3</text:p>
              </table:table-cell>
              <table:table-cell office:value-type="float" office:value="0.6825">
                <text:p>0.6825</text:p>
              </table:table-cell>
              <table:table-cell office:value-type="float" office:value="0.6739">
                <text:p>0.6739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NDCG@4</text:p>
              </table:table-cell>
              <table:table-cell office:value-type="float" office:value="0.6835">
                <text:p>0.6835</text:p>
              </table:table-cell>
              <table:table-cell office:value-type="float" office:value="0.6835">
                <text:p>0.6835</text:p>
              </table:table-cell>
              <table:table-cell office:value-type="float" office:value="0.7678">
                <text:p>0.7678</text:p>
              </table:table-cell>
            </table:table-row>
            <table:table-row>
              <table:table-cell office:value-type="string">
                <text:p>NDCG@5</text:p>
              </table:table-cell>
              <table:table-cell office:value-type="float" office:value="0.6973">
                <text:p>0.6973</text:p>
              </table:table-cell>
              <table:table-cell office:value-type="float" office:value="0.6981">
                <text:p>0.6981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NDCG@6</text:p>
              </table:table-cell>
              <table:table-cell office:value-type="float" office:value="0.716">
                <text:p>0.716</text:p>
              </table:table-cell>
              <table:table-cell office:value-type="float" office:value="0.7183">
                <text:p>0.7183</text:p>
              </table:table-cell>
              <table:table-cell office:value-type="float" office:value="0.7885">
                <text:p>0.7885</text:p>
              </table:table-cell>
            </table:table-row>
            <table:table-row>
              <table:table-cell office:value-type="string">
                <text:p>NDCG@7</text:p>
              </table:table-cell>
              <table:table-cell office:value-type="float" office:value="0.7448">
                <text:p>0.7448</text:p>
              </table:table-cell>
              <table:table-cell office:value-type="float" office:value="0.743">
                <text:p>0.743</text:p>
              </table:table-cell>
              <table:table-cell office:value-type="float" office:value="0.8033">
                <text:p>0.8033</text:p>
              </table:table-cell>
            </table:table-row>
            <table:table-row>
              <table:table-cell office:value-type="string">
                <text:p>NDCG@8</text:p>
              </table:table-cell>
              <table:table-cell office:value-type="float" office:value="0.7633">
                <text:p>0.7633</text:p>
              </table:table-cell>
              <table:table-cell office:value-type="float" office:value="0.7571">
                <text:p>0.7571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string">
                <text:p>NDCG@9</text:p>
              </table:table-cell>
              <table:table-cell office:value-type="float" office:value="0.7761">
                <text:p>0.7761</text:p>
              </table:table-cell>
              <table:table-cell office:value-type="float" office:value="0.7744">
                <text:p>0.7744</text:p>
              </table:table-cell>
              <table:table-cell office:value-type="float" office:value="0.8373">
                <text:p>0.8373</text:p>
              </table:table-cell>
            </table:table-row>
            <table:table-row>
              <table:table-cell office:value-type="string">
                <text:p>NDCG@10</text:p>
              </table:table-cell>
              <table:table-cell office:value-type="float" office:value="0.7949">
                <text:p>0.7949</text:p>
              </table:table-cell>
              <table:table-cell office:value-type="float" office:value="0.7953">
                <text:p>0.7953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0.706155251357265">
                <text:p>0.706155251357265</text:p>
              </table:table-cell>
              <table:table-cell office:value-type="float" office:value="0.718168718876439">
                <text:p>0.718168718876439</text:p>
              </table:table-cell>
              <table:table-cell office:value-type="float" office:value="0.792670656130933">
                <text:p>0.792670656130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703cm" style:legend-expansion="high" chart:style-name="ch2"/>
        <chart:plot-area chart:style-name="ch3" table:cell-range-address="Tabelle2.A1:Tabelle2.D15" chart:data-source-has-labels="both" svg:x="0.32cm" svg:y="0.18cm" svg:width="11.959cm" svg:height="8.64cm">
          <chartooo:coordinate-region svg:x="1.889cm" svg:y="0.18cm" svg:width="10.39cm" svg:height="5.591cm"/>
          <chart:axis chart:dimension="x" chart:name="primary-x" chart:style-name="ch4" chartooo:axis-type="auto">
            <chartooo:date-scale/>
            <chart:categories table:cell-range-address="Tabelle2.A2:Tabelle2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2.B2:Tabelle2.B15" chart:label-cell-address="Tabelle2.B1:Tabelle2.B1" chart:class="chart:bar">
            <chart:data-point chart:repeated="14"/>
          </chart:series>
          <chart:series chart:style-name="ch8" chart:values-cell-range-address="Tabelle2.C2:Tabelle2.C15" chart:label-cell-address="Tabelle2.C1:Tabelle2.C1" chart:class="chart:bar">
            <chart:data-point chart:repeated="14"/>
          </chart:series>
          <chart:series chart:style-name="ch9" chart:values-cell-range-address="Tabelle2.D2:Tabelle2.D15" chart:label-cell-address="Tabelle2.D1:Tabelle2.D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Tabelle2.B1:Tabelle2.B1</svg:desc>
                </draw:g>
              </table:table-cell>
              <table:table-cell office:value-type="string">
                <text:p>improvement one</text:p>
                <draw:g>
                  <svg:desc>Tabelle2.C1:Tabelle2.C1</svg:desc>
                </draw:g>
              </table:table-cell>
              <table:table-cell office:value-type="string">
                <text:p>improvement two</text:p>
                <draw:g>
                  <svg:desc>Tabelle2.D1:Tabe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üchtlingspolitik</text:p>
                <draw:g>
                  <svg:desc>Tabelle2.A2:Tabelle2.A15</svg:desc>
                </draw:g>
              </table:table-cell>
              <table:table-cell office:value-type="float" office:value="0.846410199882422">
                <text:p>0.846410199882422</text:p>
                <draw:g>
                  <svg:desc>Tabelle2.B2:Tabelle2.B15</svg:desc>
                </draw:g>
              </table:table-cell>
              <table:table-cell office:value-type="float" office:value="0.841969009826153">
                <text:p>0.841969009826153</text:p>
                <draw:g>
                  <svg:desc>Tabelle2.C2:Tabelle2.C15</svg:desc>
                </draw:g>
              </table:table-cell>
              <table:table-cell office:value-type="float" office:value="0.894179894179894">
                <text:p>0.894179894179894</text:p>
                <draw:g>
                  <svg:desc>Tabelle2.D2:Tabelle2.D15</svg:desc>
                </draw:g>
              </table:table-cell>
            </table:table-row>
            <table:table-row>
              <table:table-cell office:value-type="string">
                <text:p>Naher Osten</text:p>
              </table:table-cell>
              <table:table-cell office:value-type="float" office:value="0.651927083333333">
                <text:p>0.651927083333333</text:p>
              </table:table-cell>
              <table:table-cell office:value-type="float" office:value="0.631277163643235">
                <text:p>0.631277163643235</text:p>
              </table:table-cell>
              <table:table-cell office:value-type="float" office:value="0.764179290543378">
                <text:p>0.764179290543378</text:p>
              </table:table-cell>
            </table:table-row>
            <table:table-row>
              <table:table-cell office:value-type="string">
                <text:p>Arabischer Frühling</text:p>
              </table:table-cell>
              <table:table-cell office:value-type="float" office:value="0.532848324514991">
                <text:p>0.532848324514991</text:p>
              </table:table-cell>
              <table:table-cell office:value-type="float" office:value="0.539990630511464">
                <text:p>0.539990630511464</text:p>
              </table:table-cell>
              <table:table-cell office:value-type="float" office:value="0.718908240250833">
                <text:p>0.718908240250833</text:p>
              </table:table-cell>
            </table:table-row>
            <table:table-row>
              <table:table-cell office:value-type="string">
                <text:p>Angela Merkel</text:p>
              </table:table-cell>
              <table:table-cell office:value-type="float" office:value="0.908148148148148">
                <text:p>0.908148148148148</text:p>
              </table:table-cell>
              <table:table-cell office:value-type="float" office:value="0.804128873771731">
                <text:p>0.804128873771731</text:p>
              </table:table-cell>
              <table:table-cell office:value-type="float" office:value="0.823485817166373">
                <text:p>0.823485817166373</text:p>
              </table:table-cell>
            </table:table-row>
            <table:table-row>
              <table:table-cell office:value-type="string">
                <text:p>Martin Schulz</text:p>
              </table:table-cell>
              <table:table-cell office:value-type="float" office:value="0.579365079365079">
                <text:p>0.57936507936507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432671957671958">
                <text:p>0.432671957671958</text:p>
              </table:table-cell>
            </table:table-row>
            <table:table-row>
              <table:table-cell office:value-type="string">
                <text:p>Terrorismus</text:p>
              </table:table-cell>
              <table:table-cell office:value-type="float" office:value="0.602236079617032">
                <text:p>0.602236079617032</text:p>
              </table:table-cell>
              <table:table-cell office:value-type="float" office:value="0.361037624926514">
                <text:p>0.361037624926514</text:p>
              </table:table-cell>
              <table:table-cell office:value-type="float" office:value="0.367061917359536">
                <text:p>0.367061917359536</text:p>
              </table:table-cell>
            </table:table-row>
            <table:table-row>
              <table:table-cell office:value-type="string">
                <text:p>Brexit</text:p>
              </table:table-cell>
              <table:table-cell office:value-type="float" office:value="0.779100529100529">
                <text:p>0.779100529100529</text:p>
              </table:table-cell>
              <table:table-cell office:value-type="float" office:value="0.824459666582682">
                <text:p>0.824459666582682</text:p>
              </table:table-cell>
              <table:table-cell office:value-type="float" office:value="0.873563450071387">
                <text:p>0.873563450071387</text:p>
              </table:table-cell>
            </table:table-row>
            <table:table-row>
              <table:table-cell office:value-type="string">
                <text:p>Afrikapolitik</text:p>
              </table:table-cell>
              <table:table-cell office:value-type="float" office:value="0.74287037037037">
                <text:p>0.74287037037037</text:p>
              </table:table-cell>
              <table:table-cell office:value-type="float" office:value="0.858428209246661">
                <text:p>0.858428209246661</text:p>
              </table:table-cell>
              <table:table-cell office:value-type="float" office:value="0.941996031746032">
                <text:p>0.941996031746032</text:p>
              </table:table-cell>
            </table:table-row>
            <table:table-row>
              <table:table-cell office:value-type="string">
                <text:p>Bundestagswahl</text:p>
              </table:table-cell>
              <table:table-cell office:value-type="float" office:value="0.853835978835979">
                <text:p>0.853835978835979</text:p>
              </table:table-cell>
              <table:table-cell office:value-type="float" office:value="0.94537037037037">
                <text:p>0.94537037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erikapolitik</text:p>
              </table:table-cell>
              <table:table-cell office:value-type="float" office:value="0.66167721718317">
                <text:p>0.66167721718317</text:p>
              </table:table-cell>
              <table:table-cell office:value-type="float" office:value="0.714577821869489">
                <text:p>0.714577821869489</text:p>
              </table:table-cell>
              <table:table-cell office:value-type="float" office:value="0.796944811875368">
                <text:p>0.796944811875368</text:p>
              </table:table-cell>
            </table:table-row>
            <table:table-row>
              <table:table-cell office:value-type="string">
                <text:p>EU-Politik</text:p>
              </table:table-cell>
              <table:table-cell office:value-type="float" office:value="0.50870811287478">
                <text:p>0.50870811287478</text:p>
              </table:table-cell>
              <table:table-cell office:value-type="float" office:value="0.801095403439153">
                <text:p>0.801095403439153</text:p>
              </table:table-cell>
              <table:table-cell office:value-type="float" office:value="0.887462522045855">
                <text:p>0.887462522045855</text:p>
              </table:table-cell>
            </table:table-row>
            <table:table-row>
              <table:table-cell office:value-type="string">
                <text:p>Klima-Politik</text:p>
              </table:table-cell>
              <table:table-cell office:value-type="float" office:value="0.711754115226337">
                <text:p>0.711754115226337</text:p>
              </table:table-cell>
              <table:table-cell office:value-type="float" office:value="0.696507227891156">
                <text:p>0.696507227891156</text:p>
              </table:table-cell>
              <table:table-cell office:value-type="float" office:value="0.710017216763248">
                <text:p>0.710017216763248</text:p>
              </table:table-cell>
            </table:table-row>
            <table:table-row>
              <table:table-cell office:value-type="string">
                <text:p>Türkei-Politik</text:p>
              </table:table-cell>
              <table:table-cell office:value-type="float" office:value="0.827785794452461">
                <text:p>0.827785794452461</text:p>
              </table:table-cell>
              <table:table-cell office:value-type="float" office:value="0.948498126102293">
                <text:p>0.948498126102293</text:p>
              </table:table-cell>
              <table:table-cell office:value-type="float" office:value="0.896064814814815">
                <text:p>0.896064814814815</text:p>
              </table:table-cell>
            </table:table-row>
            <table:table-row>
              <table:table-cell office:value-type="string">
                <text:p>Verteidigung/Rüstung</text:p>
              </table:table-cell>
              <table:table-cell office:value-type="float" office:value="0.730814156938495">
                <text:p>0.730814156938495</text:p>
              </table:table-cell>
              <table:table-cell office:value-type="float" office:value="0.872987528344671">
                <text:p>0.872987528344671</text:p>
              </table:table-cell>
              <table:table-cell office:value-type="float" office:value="0.846560846560847">
                <text:p>0.846560846560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